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1.5pt" fo:break-before="auto" style:use-optimal-row-height="true"/>
    </style:style>
    <style:style style:name="ro3" style:family="table-row">
      <style:table-row-properties style:row-height="57.74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102.19pt" fo:break-before="auto" style:use-optimal-row-height="true"/>
    </style:style>
    <style:style style:name="ro8" style:family="table-row">
      <style:table-row-properties style:row-height="79.85pt" fo:break-before="auto" style:use-optimal-row-height="true"/>
    </style:style>
    <style:style style:name="ro9" style:family="table-row">
      <style:table-row-properties style:row-height="113.41pt" fo:break-before="auto" style:use-optimal-row-height="true"/>
    </style:style>
    <style:style style:name="ro10" style:family="table-row">
      <style:table-row-properties style:row-height="57.46pt" fo:break-before="auto" style:use-optimal-row-height="true"/>
    </style:style>
    <style:style style:name="ro11" style:family="table-row">
      <style:table-row-properties style:row-height="35.26pt" fo:break-before="auto" style:use-optimal-row-height="true"/>
    </style:style>
    <style:style style:name="ro12" style:family="table-row">
      <style:table-row-properties style:row-height="68.66pt" fo:break-before="auto" style:use-optimal-row-height="true"/>
    </style:style>
    <style:style style:name="ro13" style:family="table-row">
      <style:table-row-properties style:row-height="46.49pt" fo:break-before="auto" style:use-optimal-row-height="true"/>
    </style:style>
    <style:style style:name="ro14" style:family="table-row">
      <style:table-row-properties style:row-height="23.84pt" fo:break-before="auto" style:use-optimal-row-height="true"/>
    </style:style>
    <style:style style:name="ro15" style:family="table-row">
      <style:table-row-properties style:row-height="180.54pt" fo:break-before="auto" style:use-optimal-row-height="true"/>
    </style:style>
    <style:style style:name="ro16" style:family="table-row">
      <style:table-row-properties style:row-height="135.81pt" fo:break-before="auto" style:use-optimal-row-height="true"/>
    </style:style>
    <style:style style:name="ro17" style:family="table-row">
      <style:table-row-properties style:row-height="169.4pt" fo:break-before="auto" style:use-optimal-row-height="true"/>
    </style:style>
    <style:style style:name="ro18" style:family="table-row">
      <style:table-row-properties style:row-height="90.99pt" fo:break-before="auto" style:use-optimal-row-height="true"/>
    </style:style>
    <style:style style:name="ro19" style:family="table-row">
      <style:table-row-properties style:row-height="136.49pt" fo:break-before="auto" style:use-optimal-row-height="true"/>
    </style:style>
    <style:style style:name="ro20" style:family="table-row">
      <style:table-row-properties style:row-height="6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200"/>
    </style:style>
    <style:style style:name="ce8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1022" table:default-cell-style-name="Default"/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o finish</text:p>
          </table:table-cell>
          <table:table-cell office:value-type="string" calcext:value-type="string">
            <text:p>To Work</text:p>
          </table:table-cell>
          <table:table-cell office:value-type="string" calcext:value-type="string">
            <text:p>Left Until August</text:p>
          </table:table-cell>
          <table:table-cell table:number-columns-repeated="2"/>
          <table:table-cell office:value-type="string" calcext:value-type="string">
            <text:p>Diary</text:p>
          </table:table-cell>
          <table:table-cell table:number-columns-repeated="1013"/>
        </table:table-row>
        <table:table-row table:style-name="ro2">
          <table:table-cell table:style-name="ce1"/>
          <table:table-cell table:style-name="ce2" office:value-type="string" calcext:value-type="string">
            <text:p>Course 1: Introduction to Web Development – 0hrs, skip it unless you find it interesting.</text:p>
          </table:table-cell>
          <table:table-cell table:style-name="ce6" office:value-type="float" office:value="0" calcext:value-type="float">
            <text:p>0</text:p>
          </table:table-cell>
          <table:table-cell table:style-name="ce1" table:formula="of:=[.D186]" office:value-type="float" office:value="1200" calcext:value-type="float">
            <text:p>1200</text:p>
          </table:table-cell>
          <table:table-cell table:style-name="ce1" table:formula="of:=SUM([.C3:.C14])+SUM([.L$1:.L$1048576])" office:value-type="float" office:value="21.9" calcext:value-type="float">
            <text:p>21.9</text:p>
          </table:table-cell>
          <table:table-cell table:style-name="ce1" table:formula="of:=[.D3]-[.E3]" office:value-type="float" office:value="1178.1" calcext:value-type="float">
            <text:p>1178.1</text:p>
          </table:table-cell>
          <table:table-cell table:style-name="ce1" table:formula="of:=SUM([.C3:.C101])-[.E3]" office:value-type="float" office:value="439.6" calcext:value-type="float">
            <text:p>439.6</text:p>
          </table:table-cell>
          <table:table-cell table:style-name="ce1" table:number-columns-repeated="3"/>
          <table:table-cell table:style-name="ce1" office:value-type="string" calcext:value-type="string">
            <text:p>19/11/19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 table:style-name="ce2" office:value-type="string" calcext:value-type="string">
            <text:p>Course 2: Web Development 101 – 45hrs-80hrs </text:p>
          </table:table-cell>
          <table:table-cell table:style-name="ce6" office:value-type="float" office:value="1.4" calcext:value-type="float">
            <text:p>1.4</text:p>
          </table:table-cell>
          <table:table-cell table:style-name="ce1" table:number-columns-repeated="2"/>
          <table:table-cell table:style-name="ce1" office:value-type="string" calcext:value-type="string">
            <text:p>Days</text:p>
          </table:table-cell>
          <table:table-cell table:style-name="ce1" office:value-type="string" calcext:value-type="string">
            <text:p>Hours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2" office:value-type="string" calcext:value-type="string">
            <text:p>The Basics – 3-7hrs </text:p>
          </table:table-cell>
          <table:table-cell table:style-name="ce6" office:value-type="float" office:value="7" calcext:value-type="float">
            <text:p>7</text:p>
          </table:table-cell>
          <table:table-cell table:style-name="ce1" table:number-columns-repeated="2"/>
          <table:table-cell table:style-name="ce1" office:value-type="float" office:value="130" calcext:value-type="float">
            <text:p>130</text:p>
          </table:table-cell>
          <table:table-cell table:style-name="ce1" table:formula="of:=[.F5]*6" office:value-type="float" office:value="780" calcext:value-type="float">
            <text:p>780</text:p>
          </table:table-cell>
          <table:table-cell table:style-name="ce1" table:formula="of:=[.F3]-[.G5]" office:value-type="float" office:value="398.1" calcext:value-type="float">
            <text:p>398.1</text:p>
          </table:table-cell>
          <table:table-cell table:style-name="ce1" table:formula="of:=[.H5]/6" office:value-type="float" office:value="66.35" calcext:value-type="float">
            <text:p>66.35</text:p>
          </table:table-cell>
          <table:table-cell table:style-name="ce1" table:number-columns-repeated="1015"/>
        </table:table-row>
        <table:table-row table:style-name="ro5">
          <table:table-cell/>
          <table:table-cell table:style-name="ce3" office:value-type="string" calcext:value-type="string">
            <text:p>1: How this Course Will Work – 2min</text:p>
          </table:table-cell>
          <table:table-cell table:style-name="ce7"/>
          <table:table-cell table:number-columns-repeated="1021"/>
        </table:table-row>
        <table:table-row table:style-name="ro6">
          <table:table-cell/>
          <table:table-cell table:style-name="ce3" office:value-type="string" calcext:value-type="string">
            <text:p>2: How Does the Web Work? – 10min</text:p>
          </table:table-cell>
          <table:table-cell table:style-name="ce7"/>
          <table:table-cell table:number-columns-repeated="1021"/>
        </table:table-row>
        <table:table-row table:style-name="ro7">
          <table:table-cell/>
          <table:table-cell table:style-name="ce3" office:value-type="string" calcext:value-type="string">
            <text:p>3: How Does Your Computer Work? – 30min, if you’ve never used the command line before</text:p>
          </table:table-cell>
          <table:table-cell table:style-name="ce7"/>
          <table:table-cell table:number-columns-repeated="1021"/>
        </table:table-row>
        <table:table-row table:style-name="ro5">
          <table:table-cell/>
          <table:table-cell table:style-name="ce3" office:value-type="string" calcext:value-type="string">
            <text:p>4: Terms to Know – 10min</text:p>
          </table:table-cell>
          <table:table-cell table:style-name="ce7"/>
          <table:table-cell table:number-columns-repeated="1021"/>
        </table:table-row>
        <table:table-row table:style-name="ro8">
          <table:table-cell/>
          <table:table-cell table:style-name="ce3" office:value-type="string" calcext:value-type="string">
            <text:p>Project: Installations – 2-6hrs if you’ve never done the installations before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1"/>
          <table:table-cell table:style-name="ce2" office:value-type="string" calcext:value-type="string">
            <text:p>The Front End – 12-34hrs </text:p>
          </table:table-cell>
          <table:table-cell table:style-name="ce6"/>
          <table:table-cell table:style-name="ce1" table:number-columns-repeated="1021"/>
        </table:table-row>
        <table:table-row table:style-name="ro6">
          <table:table-cell/>
          <table:table-cell table:style-name="ce3" office:value-type="string" calcext:value-type="string">
            <text:p>1: Introduction to the Front End – 30min</text:p>
          </table:table-cell>
          <table:table-cell table:style-name="ce7" office:value-type="float" office:value="0.5" calcext:value-type="float">
            <text:p>0.5</text:p>
          </table:table-cell>
          <table:table-cell table:number-columns-repeated="1021"/>
        </table:table-row>
        <table:table-row table:style-name="ro7">
          <table:table-cell/>
          <table:table-cell table:style-name="ce3" office:value-type="string" calcext:value-type="string">
            <text:p>2: HTML and CSS Basics – 30min - 6hrs depending on how familiar you are with CSS/HTML.  Skip steps 3-5 here.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21"/>
        </table:table-row>
        <table:table-row table:style-name="ro8">
          <table:table-cell/>
          <table:table-cell table:style-name="ce3" office:value-type="string" calcext:value-type="string">
            <text:p>Project: HTML/CSS – 1-5hrs, depending on how familiar you are with CSS/HTML.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3: Javascript Basics – 4-9hrs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9">
          <table:table-cell/>
          <table:table-cell office:value-type="string" calcext:value-type="string">
            <text:p>4: jQuery Basics – since you do the entire Codecademy course here as I recommend AND Code School, like 5-8hrs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Project: Javascript and jQuery (Etch-Sketch) – 1-5hrs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1">
          <table:table-cell table:style-name="ce1"/>
          <table:table-cell table:style-name="ce5" office:value-type="string" calcext:value-type="string">
            <text:p>The Back End – 19-23hrs </text:p>
          </table:table-cell>
          <table:table-cell table:style-name="ce1" table:number-columns-repeated="1022"/>
        </table:table-row>
        <table:table-row table:style-name="ro10">
          <table:table-cell/>
          <table:table-cell office:value-type="string" calcext:value-type="string">
            <text:p>1: Introduction to the Back End – 0-30min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2: Ruby Basics – here’s where we implement the Ruby fix, which will take ~11hrs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3: Testing Basics – 2-3hr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Project: Ruby (TestFirst) – 4-6hrs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9">
          <table:table-cell/>
          <table:table-cell office:value-type="string" calcext:value-type="string">
            <text:p>4: Databases – wow, I think I skipped this lesson somehow.  I’m not sure the material is essential, so a 2hr skim ought to do it.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1"/>
          <table:table-cell table:style-name="ce5" office:value-type="string" calcext:value-type="string">
            <text:p>Web Development and Frameworks – 8-8.5hrs </text:p>
          </table:table-cell>
          <table:table-cell table:style-name="ce1" table:number-columns-repeated="1022"/>
        </table:table-row>
        <table:table-row table:style-name="ro6">
          <table:table-cell/>
          <table:table-cell office:value-type="string" calcext:value-type="string">
            <text:p>1: Introduction to Frameworks – 15-30min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2: Ruby on Rails Basics – 2hrs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Project: Ruby on Rails (Basic Blog App) – 6hrs for a beginner, though I could do it now in 20 minutes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2">
          <table:table-cell/>
          <table:table-cell office:value-type="string" calcext:value-type="string">
            <text:p>3: Backbone.js – Skip this per my recommendation</text:p>
          </table:table-cell>
          <table:table-cell office:value-type="string" calcext:value-type="string">
            <text:p>Skip</text:p>
          </table:table-cell>
          <table:table-cell table:number-columns-repeated="1021"/>
        </table:table-row>
        <table:table-row table:style-name="ro13">
          <table:table-cell table:style-name="ce1"/>
          <table:table-cell table:style-name="ce5" office:value-type="string" calcext:value-type="string">
            <text:p>Additional Important Topics – 1-4.5hrs </text:p>
          </table:table-cell>
          <table:table-cell table:style-name="ce1" table:number-columns-repeated="1022"/>
        </table:table-row>
        <table:table-row table:style-name="ro14">
          <table:table-cell/>
          <table:table-cell office:value-type="string" calcext:value-type="string">
            <text:p>1: Git Basics – 1-2hrs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2: The Cloud, Hosting, and Software as a Service (SAAS) – 0-1hr (skippable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3: Security, SSL, and Best Practices – 0-1hr (skippable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4: FTP Basics – 0-0.5hrs (skippable)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1">
          <table:table-cell table:style-name="ce1"/>
          <table:table-cell table:style-name="ce5" office:value-type="string" calcext:value-type="string">
            <text:p>Tying it All Together – 1-3hrs </text:p>
          </table:table-cell>
          <table:table-cell table:style-name="ce1" table:number-columns-repeated="1022"/>
        </table:table-row>
        <table:table-row table:style-name="ro12">
          <table:table-cell/>
          <table:table-cell office:value-type="string" calcext:value-type="string">
            <text:p>1: How are Websites Built in the Real World? – 0-2hrs (skippable)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2: Principles of Good Programming – 1hr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4">
          <table:table-cell/>
          <table:table-cell office:value-type="string" calcext:value-type="string">
            <text:p>3: Conclusion – 5min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Course 3: Ruby Programming – 83-133hrs </text:p>
          </table:table-cell>
          <table:table-cell table:number-columns-repeated="1022"/>
        </table:table-row>
        <table:table-row table:style-name="ro4">
          <table:table-cell table:style-name="ce1"/>
          <table:table-cell table:style-name="ce5" office:value-type="string" calcext:value-type="string">
            <text:p>Basic Ruby – 10-14hrs </text:p>
          </table:table-cell>
          <table:table-cell table:style-name="ce1" table:number-columns-repeated="1022"/>
        </table:table-row>
        <table:table-row table:style-name="ro5">
          <table:table-cell/>
          <table:table-cell office:value-type="string" calcext:value-type="string">
            <text:p>1: How this Course Will Work – 15min</text:p>
          </table:table-cell>
          <table:table-cell office:value-type="float" office:value="0.1" calcext:value-type="float">
            <text:p>0.1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2: Ruby Building Blocks – Start from step 6 because of the Ruby fix earlier.  Should take 2hrs.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2">
          <table:table-cell/>
          <table:table-cell office:value-type="string" calcext:value-type="string">
            <text:p>Projects: Ruby Building Blocks (various Ruby scripts) – 3hr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3: Advanced Ruby Building Blocks – 30min if you get the Code Quizzes right, per my Ruby fix.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Project: Advanced Building Blocks (sorting algorithms) – 4-8hrs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1">
          <table:table-cell table:style-name="ce1"/>
          <table:table-cell table:style-name="ce5" office:value-type="string" calcext:value-type="string">
            <text:p>Intermediate Ruby – 33-36hrs </text:p>
          </table:table-cell>
          <table:table-cell table:style-name="ce1" table:number-columns-repeated="1022"/>
        </table:table-row>
        <table:table-row table:style-name="ro6">
          <table:table-cell/>
          <table:table-cell office:value-type="string" calcext:value-type="string">
            <text:p>1: Object Oriented Programming – 5-8hrs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9">
          <table:table-cell/>
          <table:table-cell office:value-type="string" calcext:value-type="string">
            <text:p>Project: OOP (Tic-tac-toe) – Because I add the AI to this project, it took like 16hrs, and this is even with skipping Mastermind.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2: Files and Serialization – 2hrs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5">
          <table:table-cell/>
          <table:table-cell office:value-type="string" calcext:value-type="string">
            <text:p>Project: Serialization and Working with Files – 10hrs, though I spent time adding an AI to the Hangman too (to guess the word based on letter frequency and knowledge of the dictionary)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4">
          <table:table-cell/>
          <table:table-cell office:value-type="string" calcext:value-type="string">
            <text:p>Ruby on the Web – 7-12hrs 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1: Bringing Ruby Online – 1-2hrs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2">
          <table:table-cell/>
          <table:table-cell office:value-type="string" calcext:value-type="string">
            <text:p>Project: Ruby on the Web (Twitter Spambot and Web Server) – 6-10hrs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3">
          <table:table-cell/>
          <table:table-cell table:style-name="ce5" office:value-type="string" calcext:value-type="string">
            <text:p>A Bit of Computer Science – 8-15hrs </text:p>
          </table:table-cell>
          <table:table-cell table:style-name="ce1"/>
          <table:table-cell table:number-columns-repeated="1021"/>
        </table:table-row>
        <table:table-row table:style-name="ro5">
          <table:table-cell/>
          <table:table-cell office:value-type="string" calcext:value-type="string">
            <text:p>1: A Very Brief Intro to CS – 0.5-1hr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2: Recursive Methods – 0.5-1hr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Project: Recursion (Fibbonachi, Merge Sort) – 2-4hr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3: Common Data Structures and Algorithms – 1hr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Project: Data Structures and Algorithms (Binary Trees, Knights Travails) – 4-8hrs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1">
          <table:table-cell/>
          <table:table-cell table:style-name="ce5" office:value-type="string" calcext:value-type="string">
            <text:p>Testing Ruby with RSpec - 11hrs 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1: Introduction to RSpec – 1hr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Project: Testing Ruby (Past tests, Connect Four) – 10hrs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it - 2-5hrs 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1: A Deeper Look at Git – 1-3hr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2: Using Git in the Real World – 1-2hrs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4">
          <table:table-cell/>
          <table:table-cell office:value-type="string" calcext:value-type="string">
            <text:p>Conclusion – 12-40hrs </text:p>
          </table:table-cell>
          <table:table-cell table:number-columns-repeated="1022"/>
        </table:table-row>
        <table:table-row table:style-name="ro16">
          <table:table-cell/>
          <table:table-cell office:value-type="string" calcext:value-type="string">
            <text:p>Project: Ruby Final Project – I haven’t actually done this one yet, it’s on the to-do list.  But 12-20hrs looks right.  Maybe +10-20hrs if you add an AI. ;)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4">
          <table:table-cell/>
          <table:table-cell office:value-type="string" calcext:value-type="string">
            <text:p>1: Conclusion – 5min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Course 4: Introduction to Rails – 106-200hrs 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Introduction to Rails – 40hrs 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1: How this Course Will Work – 5min</text:p>
          </table:table-cell>
          <table:table-cell table:number-columns-repeated="1022"/>
        </table:table-row>
        <table:table-row table:style-name="ro17">
          <table:table-cell/>
          <table:table-cell office:value-type="string" calcext:value-type="string">
            <text:p>Project: Getting Your Feet Wet (Hartl Tutorial) – the entire Hartl tutorial took me 40hrs.  This is split up over multiple projects here, so this bit won’t actually take 40hrs.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2: A Railsy Web Refresher – 0.5hrs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Projects that are part of the Hartl tutorial omitted.</text:p>
          </table:table-cell>
          <table:table-cell table:number-columns-repeated="1022"/>
        </table:table-row>
        <table:table-row table:style-name="ro13">
          <table:table-cell/>
          <table:table-cell table:style-name="ce5" office:value-type="string" calcext:value-type="string">
            <text:p>Databases and Active Record – 11-16hrs </text:p>
          </table:table-cell>
          <table:table-cell table:number-columns-repeated="1022"/>
        </table:table-row>
        <table:table-row table:style-name="ro14">
          <table:table-cell/>
          <table:table-cell office:value-type="string" calcext:value-type="string">
            <text:p>1: Databases and SQL – 1hr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 Project: SQL (SQLZoo) – 4-5hrs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2: Active Record Basics – 1-2hrs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Project: Building With Active Record (Reddit) – 5-8hrs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1">
          <table:table-cell/>
          <table:table-cell table:style-name="ce5" office:value-type="string" calcext:value-type="string">
            <text:p>Forms and Authentication – 5-10hrs 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1: Form Basics – 1-2hrs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4">
          <table:table-cell/>
          <table:table-cell office:value-type="string" calcext:value-type="string">
            <text:p>Project: Forms – 3-6hrs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2: Sessions, Cookies, and Authentication – 1-2hrs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Projects that are part of the Hartl tutorial omitted.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Advanced Forms and Active Record – 18-28hrs 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1: Active Record Queries – 2-3hr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2: Active Record Associations – 2-3hr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2">
          <table:table-cell/>
          <table:table-cell office:value-type="string" calcext:value-type="string">
            <text:p>Project: Associations – 5-8hrs for the additional EventBrite project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3: Active Record Callbacks – 2-3hr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Projects that are part of the Hartl tutorial omitted.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4: Advanced Forms – 2-3hrs 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Project: Advanced Forms (Flight Booker) – 5-8hrs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APIs, Mailers and Advanced Topics – 32-105hrs 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1: APIs and Building Your Own – 1-2hrs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2: Working With External APIs – 1-2hrs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Projects: Building and Using APIs (Kitten API) – 5-8hrs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4">
          <table:table-cell/>
          <table:table-cell office:value-type="string" calcext:value-type="string">
            <text:p>3: Mailers – 1-2hrs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Project: Ruby on Rails Mailers – 1-5hrs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4: Advanced Topics – 3-4hr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7">
          <table:table-cell/>
          <table:table-cell office:value-type="string" calcext:value-type="string">
            <text:p>Project: Ruby on Rails Final Project!!! – Uh, this really depends on what you pick, but a good 20-80hrs ought to be enough, depending on how good you want to make it for your portfolio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8">
          <table:table-cell/>
          <table:table-cell office:value-type="string" calcext:value-type="string">
            <text:p>5: Conclusion – 0-2hrs (skippable, but not as skippable as the other ones I say are “skippable”)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9">
          <table:table-cell/>
          <table:table-cell table:style-name="ce5" office:value-type="string" calcext:value-type="string">
            <text:p>Congratulations, at this point you can definitely get a job.  Enjoy being paid to learn, and pick up the rest in your free time while not at work.</text:p>
          </table:table-cell>
          <table:table-cell table:number-columns-repeated="1022"/>
        </table:table-row>
        <table:table-row table:style-name="ro6">
          <table:table-cell/>
          <table:table-cell table:style-name="ce5" office:value-type="string" calcext:value-type="string">
            <text:p>Course 5: HTML5 and CSS3 – 16-46hrs 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Basic HTML Page Structure – 5min-5hrs 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1: How This Course Will Work – 5min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2: HTML5 Basics – 0-2hrs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3: Linking Internal and External Pages – 0-30min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4: Working with Images, Video and Other Media – 0-30min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Project: Embedding Images and Video – 0-1hr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5: What’s New in HTML5 – 0-1hr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Displaying and Inputting Data – 1-4.5hrs 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1: Tables in HTML – 0-30min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2: Ordered and Unordered Lists – 0-30min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3: Forms for Collecting Data – 0-30min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Project: HTML Forms (with Mint) – 1-3hr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4">
          <table:table-cell/>
          <table:table-cell office:value-type="string" calcext:value-type="string">
            <text:p>CSS3 – 4-10.5hrs 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1: CSS3 Basics – 30-90min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2: The Box Model – 30-60min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3: Floats and Positioning – 30-60min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Project: Positioning anx Mloating Elements – 1-3hr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4: Best Practices – 30min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5: Backgrounds and Gradients – 0-30min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Project: Building with Backgrounds and Gradients – 1-3hr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1">
          <table:table-cell/>
          <table:table-cell table:style-name="ce5" office:value-type="string" calcext:value-type="string">
            <text:p>Design and UX – 3.5-10hrs </text:p>
          </table:table-cell>
          <table:table-cell table:number-columns-repeated="1022"/>
        </table:table-row>
        <table:table-row table:style-name="ro10">
          <table:table-cell/>
          <table:table-cell office:value-type="string" calcext:value-type="string">
            <text:p>1: Introduction to Design and UX – 30min-3hr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2: Fonts and Typography – 30min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4">
          <table:table-cell/>
          <table:table-cell office:value-type="string" calcext:value-type="string">
            <text:p>3: CSS Grids – 30-90min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Project: Design Teardown – 2-5hrs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Responsive Design and CSS Frameworks 5.5-9.5hrs </text:p>
          </table:table-cell>
          <table:table-cell table:style-name="ce8"/>
          <table:table-cell table:number-columns-repeated="1021"/>
        </table:table-row>
        <table:table-row table:style-name="ro5">
          <table:table-cell/>
          <table:table-cell office:value-type="string" calcext:value-type="string">
            <text:p>1: Responsive Design – 30min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Project: Building with Responsive Design – 2-4hr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2">
          <table:table-cell/>
          <table:table-cell office:value-type="string" calcext:value-type="string">
            <text:p>2: CSS Frameworks like Bootstrap and Foundation – 1hr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Project: Using Bootstrap – 2-4hr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1">
          <table:table-cell/>
          <table:table-cell table:style-name="ce5" office:value-type="string" calcext:value-type="string">
            <text:p>Advanced CSS3 – 2-6.5hrs </text:p>
          </table:table-cell>
          <table:table-cell table:number-columns-repeated="1022"/>
        </table:table-row>
        <table:table-row table:style-name="ro12">
          <table:table-cell/>
          <table:table-cell office:value-type="string" calcext:value-type="string">
            <text:p>1: Animations, Subtle Effects and Compatibility – 30min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2: Using CSS Preprocessors to Save Time – 30-60min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2">
          <table:table-cell/>
          <table:table-cell office:value-type="string" calcext:value-type="string">
            <text:p>Project: Design Your Own Grid-Based Framework – 1-5hrs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4">
          <table:table-cell/>
          <table:table-cell office:value-type="string" calcext:value-type="string">
            <text:p>3: Conclusion – 5min</text:p>
          </table:table-cell>
          <table:table-cell office:value-type="float" office:value="0.1" calcext:value-type="float">
            <text:p>0.1</text:p>
          </table:table-cell>
          <table:table-cell table:number-columns-repeated="1021"/>
        </table:table-row>
        <table:table-row table:style-name="ro13">
          <table:table-cell/>
          <table:table-cell table:style-name="ce5" office:value-type="string" calcext:value-type="string">
            <text:p>Course 6: JavaScript and jQuery – 69-138hrs 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The Basics and the Browser – 6-9.5hrs 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1: How This Course Will Work – 5min</text:p>
          </table:table-cell>
          <table:table-cell office:value-type="float" office:value="0.1" calcext:value-type="float">
            <text:p>0.1</text:p>
          </table:table-cell>
          <table:table-cell table:number-columns-repeated="1021"/>
        </table:table-row>
        <table:table-row table:style-name="ro16">
          <table:table-cell/>
          <table:table-cell office:value-type="string" calcext:value-type="string">
            <text:p>2: Javascript Basics – 2hrs, less because you already did the bulk of the work earlier, but more because you have the two extra readings I move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Project: On Screen Calculator – 2-4hr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3: jQuery Basics – 30min-1hr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2">
          <table:table-cell/>
          <table:table-cell office:value-type="string" calcext:value-type="string">
            <text:p>Project: Manipulating the DOM with jQuery (Restaurant Page) – 1-3hr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4: Organizing Your Code and More – 30-90min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3">
          <table:table-cell/>
          <table:table-cell table:style-name="ce5" office:value-type="string" calcext:value-type="string">
            <text:p>Events, Effects, and Widgets – 8-18hrs 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1: Working with Events and Effects – 30-60min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Project: jQuery and the DOM (Snake) – 5-10hrs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2: Using jQuery UI to Build Widgets – 30-120mi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Project: Creating an Image Carousel/Slider in Javascript – 2-5hrs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2">
          <table:table-cell/>
          <table:table-cell office:value-type="string" calcext:value-type="string">
            <text:p>My JavaScript Fix – 7-9hrs for the readings, 15-20hrs for the projects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Better Forms with jQuery and AJAX – 8-17hrs 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1: Validating Form Inputs Using jQuery – 1-2hrs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Project: Validating a Form with jQuery – 3-5hrs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2">
          <table:table-cell/>
          <table:table-cell office:value-type="string" calcext:value-type="string">
            <text:p>2: Submitting a Form Without Reloading by Using AJAX – 1-2hrs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2">
          <table:table-cell/>
          <table:table-cell office:value-type="string" calcext:value-type="string">
            <text:p>Project: Infinite Scroll and Submitting a Form with AJAX – 3-8hrs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Linking to APIs and Your Rails Back End – 6-17hrs 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1: Working with Javascript APIs – 1-3hr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Project: Putting Google Maps Onto Your Site – 1-3hr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2: Using Ruby on Rails For Your Back End – 1-3hr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2">
          <table:table-cell/>
          <table:table-cell office:value-type="string" calcext:value-type="string">
            <text:p>Project: Where’s Waldo (A Photo Tagging App) – 3-8hrs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0">
          <table:table-cell/>
          <table:table-cell table:style-name="ce5" office:value-type="string" calcext:value-type="string">
            <text:p>Server Side Javascript and Javascript Frameworks – 17-44hrs 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1: Node.js and Server-Side Javascript – 1-3hr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Personal Note.js Project – 3-20hrs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2: Using Templates – 30-90min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3: Javascript MV Frameworks Like Angular.js and Backbone.js – 1-2hrs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Angular and Backbone Tutorials – 6-12hrs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2">
          <table:table-cell/>
          <table:table-cell office:value-type="string" calcext:value-type="string">
            <text:p>4: Workflow Tools, Tech Stacks and Dependency Management – 2-5hrs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Finishing Up with JavaScript – 2-3hrs 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1: Javascript Testing with Jasmine – 2-3hr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2">
          <table:table-cell/>
          <table:table-cell office:value-type="string" calcext:value-type="string">
            <text:p>Project: Final Project – up to you. 0-80hrs? Let’s look to my extras instead?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4">
          <table:table-cell/>
          <table:table-cell office:value-type="string" calcext:value-type="string">
            <text:p>2: Conclusion – 5min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4">
          <table:table-cell/>
          <table:table-cell office:value-type="string" calcext:value-type="string">
            <text:p>My Extras – 165-326hrs </text:p>
          </table:table-cell>
          <table:table-cell table:number-columns-repeated="1022"/>
        </table:table-row>
        <table:table-row table:style-name="ro10">
          <table:table-cell/>
          <table:table-cell office:value-type="string" calcext:value-type="string">
            <text:p>Personal Angular or Backbone Project – 3-20hrs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Knockout Tutorial – 1-2hrs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Knockout Project – 3-20hrs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Python Tutorials – 20-40hrs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4">
          <table:table-cell/>
          <table:table-cell office:value-type="string" calcext:value-type="string">
            <text:p>HAML – 30-60min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CoffeeScript Tutorials – 3-5hrs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CoffeeScript Practice – 5-8hrs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Data Science Learning – 130-230hrs 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Udacity Intro to Stats – 40-50hrs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Coursera’s Data Analysis – 50-80hrs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4">
          <table:table-cell/>
          <table:table-cell office:value-type="string" calcext:value-type="string">
            <text:p>Advanced R – 30-80hrs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4">
          <table:table-cell/>
          <table:table-cell office:value-type="string" calcext:value-type="string">
            <text:p>Kaggle Work – 10-20hr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prox</text:p>
          </table:table-cell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formula="of:=SUM([.C3:.C185])" office:value-type="float" office:value="1092.7" calcext:value-type="float">
            <text:p>1092.7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09:38:22.885909277</meta:creation-date>
    <dc:date>2019-11-19T10:13:26.678893568</dc:date>
    <meta:editing-duration>PT6M16S</meta:editing-duration>
    <meta:editing-cycles>1</meta:editing-cycles>
    <meta:document-statistic meta:table-count="1" meta:cell-count="348" meta:object-count="0"/>
    <meta:generator>LibreOffice/6.0.7.3$Linux_X86_64 LibreOffice_project/00m0$Build-3</meta:generator>
  </office:meta>
</office:document-meta>
</file>